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sX.transform( C dest , Enumeration &lt; E &gt; i , UnaryFunction &lt; E , V &gt;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sX.apply( Iterator &lt; T &gt; i , UnaryFunction &lt; T , ? &gt;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sX.insert( Collection &lt; T &gt; coll , Iterator &lt; ? extends T &gt;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sX.apply( Map . Entry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sX.find_if( Collection &lt; T &gt; coll , MemberOfFunction &lt; ? super T &gt;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sX.remove_if( Collection &lt; T &gt; coll , MemberOfFunction &lt; T &gt;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sX.insert( Collection &lt; T &gt; coll , Enumeration &lt; ? extends T &gt;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sX.apply( Iterator &lt; T &gt; i , UnaryFunctionEx &lt; T , ? &gt;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sX.insert( Collection &lt; T &gt; coll , Collection &lt; ? extends T &gt;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sX.transform( C dest , Collection &lt; E &gt; src , UnaryFunction &lt; E , V &gt;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ionsX.filter( C dest , Collection &lt; S &gt; source , MemberOfFunction &lt; S &gt;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sX.transformEx( C dest , Collection &lt; E &gt; src , UnaryFunctionEx &lt; E , V &gt;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ionsX.filter( Collection src , final Class &lt; T &gt; 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sX.apply( Collection &lt; T &gt; coll , UnaryFunctionEx &lt; T , ? &gt;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sX.find_if( Iterator &lt; T &gt; i , MemberOfFunction &lt; ? super T &gt;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sX.filter( C dest , Collection &lt; S &gt; src , Class &lt; T &gt;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sX.filter( C newList , Iterator &lt; S &gt; iterator , Class &lt; T &gt;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sX.filter( C dest , Iterator &lt; S &gt; source , MemberOfFunction &lt; S &gt; fun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sX.apply( Collection &lt; T &gt; coll , UnaryFunction &lt; T , ? &gt;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